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7.74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text-align="justify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7pt" fo:font-weight="bold" style:font-size-asian="27pt" style:font-weight-asian="bold" style:font-size-complex="27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JSON parser</text:p>
          </draw:text-box>
        </draw:frame>
        <draw:frame presentation:style-name="pr2" draw:text-style-name="P1" draw:layer="layout" svg:width="25.329cm" svg:height="7.745cm" svg:x="1.4cm" svg:y="3.05cm" presentation:class="subtitle" presentation:user-transformed="true">
          <draw:text-box>
            <text:p>By Uzzal Mia</text:p>
            <text:p>Software Engineer – Intern</text:p>
            <text:p>W3 Engineers Ltd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2"><text:span text:style-name="T1">Golang JSON </text:span>parser</text:p>
          </draw:text-box>
        </draw:frame>
        <draw:frame draw:style-name="gr2" draw:text-style-name="P3" draw:layer="layout" svg:width="0.502cm" svg:height="0.963cm" svg:x="0.529cm" svg:y="3.7cm">
          <draw:text-box>
            <text:p/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4">
              <text:list-header>
                <text:p text:style-name="P4"><text:span text:style-name="T2">Features: </text:span></text:p>
              </text:list-header>
            </text:list>
            <text:list text:style-name="L5">
              <text:list-item>
                <text:list>
                  <text:list-item>
                    <text:p text:style-name="P4"><text:span text:style-name="T3">HTTP GET request handling </text:span></text:p>
                  </text:list-item>
                  <text:list-item>
                    <text:p text:style-name="P4"><text:span text:style-name="T3">Proper error handling </text:span></text:p>
                  </text:list-item>
                  <text:list-item>
                    <text:p text:style-name="P4"><text:span text:style-name="T3">Structured data using custom types( struct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<text:span text:style-name="T1">Golang JSON </text:span>parser</text:p>
          </draw:text-box>
        </draw:frame>
        <draw:frame presentation:style-name="pr5" draw:layer="layout" svg:width="25.199cm" svg:height="9.134cm" svg:x="1.4cm" svg:y="3.81cm" presentation:class="outline" presentation:user-transformed="true">
          <draw:text-box>
            <text:list text:style-name="L4">
              <text:list-header>
                <text:p><text:span text:style-name="T4">Results:</text:span></text:p>
                <text:p text:style-name="P5"><text:span text:style-name="T3">After running this program using ‘go run main.go’ it will fetch data from </text:span><text:span text:style-name="T3"><text:a xlink:href="https://jsonplaceholder.typicode.com/posts/1" xlink:type="simple">https://jsonplaceholder.typicode.com/posts/1</text:a></text:span><text:span text:style-name="T3"><text:s/>public API and display in the console in the following format. </text:span></text:p>
                <text:list>
                  <text:list-header>
                    <text:p><text:span text:style-name="T3">User ID: </text:span></text:p>
                    <text:p><text:span text:style-name="T3">Post ID:</text:span><text:span text:style-name="T3"><text:tab/></text:span></text:p>
                    <text:p><text:span text:style-name="T3">Title:</text:span></text:p>
                    <text:p><text:span text:style-name="T3">Body: </text:span>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2.19cm" svg:x="1.4cm" svg:y="0.628cm" presentation:class="subtitle">
          <draw:text-box>
            <text:p>Thank you for your tim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4:42:03.736988012</meta:creation-date>
    <dc:date>2025-01-03T16:17:53.510581811</dc:date>
    <meta:editing-duration>PT48M45S</meta:editing-duration>
    <meta:editing-cycles>5</meta:editing-cycles>
    <meta:generator>LibreOffice/24.8.3.2$Linux_X86_64 LibreOffice_project/e14c9fdd1f585efcbb2c5363087a99d20928d522</meta:generator>
    <meta:document-statistic meta:object-count="37"/>
  </office:meta>
</office:document-meta>
</file>